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3"/>
        <table:table-column table:style-name="co1" table:number-columns-repeated="16383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6" table:style-name="ro1">
          <table:table-cell table:style-name="ce2"/>
          <table:table-cell table:number-columns-repeated="16383" table:style-name="ce1"/>
        </table:table-row>
        <table:table-row table:number-rows-repeated="25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43" table:style-name="ro1">
          <table:table-cell table:style-name="ce2"/>
          <table:table-cell table:number-columns-repeated="16383"/>
        </table:table-row>
        <table:table-row table:number-rows-repeated="1048491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3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254" table:style-name="ce3">
            <text:p>0.254</text:p>
          </table:table-cell>
          <table:table-cell office:value-type="float" office:value="0.80299999999999994" table:style-name="ce3">
            <text:p>0.803</text:p>
          </table:table-cell>
          <table:table-cell office:value-type="float" office:value="0.627" table:style-name="ce3">
            <text:p>0.62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15" table:style-name="ce3">
            <text:p>0.315</text:p>
          </table:table-cell>
          <table:table-cell office:value-type="float" office:value="0.67799999999999994" table:style-name="ce3">
            <text:p>0.678</text:p>
          </table:table-cell>
          <table:table-cell office:value-type="float" office:value="-0.10400000000000001" table:style-name="ce3">
            <text:p>-0.104</text:p>
          </table:table-cell>
          <table:table-cell office:value-type="float" office:value="-0.97799999999999998" table:style-name="ce3">
            <text:p>-0.978</text:p>
          </table:table-cell>
          <table:table-cell office:value-type="float" office:value="-1.0090000000000001" table:style-name="ce3">
            <text:p>-1.009</text:p>
          </table:table-cell>
          <table:table-cell office:value-type="float" office:value="-1.401" table:style-name="ce3">
            <text:p>-1.401</text:p>
          </table:table-cell>
          <table:table-cell office:value-type="float" office:value="-1.2030000000000001" table:style-name="ce3">
            <text:p>-1.203</text:p>
          </table:table-cell>
          <table:table-cell office:value-type="float" office:value="-1.375" table:style-name="ce3">
            <text:p>-1.375</text:p>
          </table:table-cell>
          <table:table-cell office:value-type="float" office:value="-1.3009999999999999" table:style-name="ce3">
            <text:p>-1.301</text:p>
          </table:table-cell>
          <table:table-cell office:value-type="float" office:value="-0.86499999999999999" table:style-name="ce3">
            <text:p>-0.865</text:p>
          </table:table-cell>
          <table:table-cell office:value-type="float" office:value="-0.93500000000000005" table:style-name="ce3">
            <text:p>-0.935</text:p>
          </table:table-cell>
          <table:table-cell office:value-type="float" office:value="-0.76" table:style-name="ce3">
            <text:p>-0.76</text:p>
          </table:table-cell>
          <table:table-cell office:value-type="float" office:value="-0.93799999999999994" table:style-name="ce3">
            <text:p>-0.938</text:p>
          </table:table-cell>
          <table:table-cell office:value-type="float" office:value="-1.4590000000000001" table:style-name="ce3">
            <text:p>-1.459</text:p>
          </table:table-cell>
          <table:table-cell office:value-type="float" office:value="-1.5940000000000001" table:style-name="ce3">
            <text:p>-1.594</text:p>
          </table:table-cell>
          <table:table-cell office:value-type="float" office:value="-1.5580000000000001" table:style-name="ce3">
            <text:p>-1.558</text:p>
          </table:table-cell>
          <table:table-cell office:value-type="float" office:value="-1.546" table:style-name="ce3">
            <text:p>-1.546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96499999999999997" table:style-name="ce3">
            <text:p>-0.965</text:p>
          </table:table-cell>
          <table:table-cell office:value-type="float" office:value="-0.71299999999999997" table:style-name="ce3">
            <text:p>-0.713</text:p>
          </table:table-cell>
          <table:table-cell table:number-columns-repeated="1635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.193" table:style-name="ce3">
            <text:p>0.193</text:p>
          </table:table-cell>
          <table:table-cell office:value-type="float" office:value="0.24399999999999999" table:style-name="ce3">
            <text:p>0.244</text:p>
          </table:table-cell>
          <table:table-cell office:value-type="float" office:value="0.23600000000000002" table:style-name="ce3">
            <text:p>0.236</text:p>
          </table:table-cell>
          <table:table-cell office:value-type="float" office:value="-8.5999999999999993E-2" table:style-name="ce3">
            <text:p>-0.086</text:p>
          </table:table-cell>
          <table:table-cell office:value-type="float" office:value="-0.29199999999999998" table:style-name="ce3">
            <text:p>-0.292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0.14800000000000002" table:style-name="ce3">
            <text:p>-0.148</text:p>
          </table:table-cell>
          <table:table-cell office:value-type="float" office:value="-3.2000000000000001E-2" table:style-name="ce3">
            <text:p>-0.032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0.161" table:style-name="ce3">
            <text:p>-0.161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-9.4E-2" table:style-name="ce3">
            <text:p>-0.094</text:p>
          </table:table-cell>
          <table:table-cell office:value-type="float" office:value="-0.185" table:style-name="ce3">
            <text:p>-0.185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-6.2E-2" table:style-name="ce3">
            <text:p>-0.062</text:p>
          </table:table-cell>
          <table:table-cell office:value-type="float" office:value="-0.223" table:style-name="ce3">
            <text:p>-0.223</text:p>
          </table:table-cell>
          <table:table-cell office:value-type="float" office:value="-0.24100000000000002" table:style-name="ce3">
            <text:p>-0.241</text:p>
          </table:table-cell>
          <table:table-cell office:value-type="float" office:value="-0.27399999999999997" table:style-name="ce3">
            <text:p>-0.274</text:p>
          </table:table-cell>
          <table:table-cell office:value-type="float" office:value="-0.217" table:style-name="ce3">
            <text:p>-0.217</text:p>
          </table:table-cell>
          <table:table-cell office:value-type="float" office:value="-0.124" table:style-name="ce3">
            <text:p>-0.124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5" table:style-name="ce3">
            <text:p>0.15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8.1000000000000003E-2" table:style-name="ce3">
            <text:p>0.081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9.4E-2" table:style-name="ce3">
            <text:p>0.094</text:p>
          </table:table-cell>
          <table:table-cell office:value-type="float" office:value="0.115" table:style-name="ce3">
            <text:p>0.115</text:p>
          </table:table-cell>
          <table:table-cell office:value-type="float" office:value="0.13" table:style-name="ce3">
            <text:p>0.1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61" table:style-name="ce3">
            <text:p>0.161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8" table:style-name="ce3">
            <text:p>0.18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8" table:style-name="ce3">
            <text:p>0.18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" table:style-name="ce3">
            <text:p>0.16</text:p>
          </table:table-cell>
          <table:table-cell office:value-type="float" office:value="0.15" table:style-name="ce3">
            <text:p>0.15</text:p>
          </table:table-cell>
          <table:table-cell office:value-type="float" office:value="0.17" table:style-name="ce3">
            <text:p>0.17</text:p>
          </table:table-cell>
          <table:table-cell office:value-type="float" office:value="0.17499999999999999" table:style-name="ce3">
            <text:p>0.175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188" table:style-name="ce3">
            <text:p>0.188</text:p>
          </table:table-cell>
          <table:table-cell office:value-type="float" office:value="0.151" table:style-name="ce3">
            <text:p>0.151</text:p>
          </table:table-cell>
          <table:table-cell office:value-type="float" office:value="0.157" table:style-name="ce3">
            <text:p>0.157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0.128" table:style-name="ce3">
            <text:p>0.128</text:p>
          </table:table-cell>
          <table:table-cell office:value-type="float" office:value="0.12" table:style-name="ce3">
            <text:p>0.12</text:p>
          </table:table-cell>
          <table:table-cell office:value-type="float" office:value="0.11699999999999999" table:style-name="ce3">
            <text:p>0.117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9" table:style-name="ce3">
            <text:p>0.19</text:p>
          </table:table-cell>
          <table:table-cell office:value-type="float" office:value="0.154" table:style-name="ce3">
            <text:p>0.154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15" table:style-name="ce3">
            <text:p>0.215</text:p>
          </table:table-cell>
          <table:table-cell office:value-type="float" office:value="0.20699999999999999" table:style-name="ce3">
            <text:p>0.207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191" table:style-name="ce3">
            <text:p>0.191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20399999999999999" table:style-name="ce3">
            <text:p>0.204</text:p>
          </table:table-cell>
          <table:table-cell office:value-type="float" office:value="0.21899999999999997" table:style-name="ce3">
            <text:p>0.219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4499999999999999" table:style-name="ce3">
            <text:p>0.145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4599999999999999" table:style-name="ce3">
            <text:p>0.146</text:p>
          </table:table-cell>
          <table:table-cell office:value-type="float" office:value="0.128" table:style-name="ce3">
            <text:p>0.128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14" table:style-name="ce3">
            <text:p>0.114</text:p>
          </table:table-cell>
          <table:table-cell office:value-type="float" office:value="0.11800000000000001" table:style-name="ce3">
            <text:p>0.118</text:p>
          </table:table-cell>
          <table:table-cell office:value-type="float" office:value="0.125" table:style-name="ce3">
            <text:p>0.125</text:p>
          </table:table-cell>
          <table:table-cell office:value-type="float" office:value="0.153" table:style-name="ce3">
            <text:p>0.153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87" table:style-name="ce3">
            <text:p>0.187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0300000000000001" table:style-name="ce3">
            <text:p>0.203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0100000000000001" table:style-name="ce3">
            <text:p>0.201</text:p>
          </table:table-cell>
          <table:table-cell office:value-type="float" office:value="0.191" table:style-name="ce3">
            <text:p>0.191</text:p>
          </table:table-cell>
          <table:table-cell office:value-type="float" office:value="0.187" table:style-name="ce3">
            <text:p>0.187</text:p>
          </table:table-cell>
          <table:table-cell office:value-type="float" office:value="0.188" table:style-name="ce3">
            <text:p>0.188</text:p>
          </table:table-cell>
          <table:table-cell office:value-type="float" office:value="0.187" table:style-name="ce3">
            <text:p>0.187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222" table:style-name="ce3">
            <text:p>0.222</text:p>
          </table:table-cell>
          <table:table-cell office:value-type="float" office:value="0.217" table:style-name="ce3">
            <text:p>0.217</text:p>
          </table:table-cell>
          <table:table-cell office:value-type="float" office:value="0.19500000000000001" table:style-name="ce3">
            <text:p>0.195</text:p>
          </table:table-cell>
          <table:table-cell office:value-type="float" office:value="0.187" table:style-name="ce3">
            <text:p>0.187</text:p>
          </table:table-cell>
          <table:table-cell office:value-type="float" office:value="0.17199999999999999" table:style-name="ce3">
            <text:p>0.172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0" table:style-name="ce3">
            <text:p>0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2E-2" table:style-name="ce3">
            <text:p>0.0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E-3" table:style-name="ce3">
            <text:p>0.001</text:p>
          </table:table-cell>
          <table:table-cell office:value-type="float" office:value="1.6E-2" table:style-name="ce3">
            <text:p>0.016</text:p>
          </table:table-cell>
          <table:table-cell office:value-type="float" office:value="0.02" table:style-name="ce3">
            <text:p>0.02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8660000000000001" table:style-name="ce3">
            <text:p>0.866</text:p>
          </table:table-cell>
          <table:table-cell office:value-type="float" office:value="0.81" table:style-name="ce3">
            <text:p>0.81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84099999999999997" table:style-name="ce3">
            <text:p>0.841</text:p>
          </table:table-cell>
          <table:table-cell office:value-type="float" office:value="0.81" table:style-name="ce3">
            <text:p>0.81</text:p>
          </table:table-cell>
          <table:table-cell office:value-type="float" office:value="0.69400000000000006" table:style-name="ce3">
            <text:p>0.694</text:p>
          </table:table-cell>
          <table:table-cell office:value-type="float" office:value="0.78700000000000003" table:style-name="ce3">
            <text:p>0.787</text:p>
          </table:table-cell>
          <table:table-cell office:value-type="float" office:value="0.94700000000000006" table:style-name="ce3">
            <text:p>0.947</text:p>
          </table:table-cell>
          <table:table-cell office:value-type="float" office:value="1.042" table:style-name="ce3">
            <text:p>1.042</text:p>
          </table:table-cell>
          <table:table-cell office:value-type="float" office:value="1.1520000000000001" table:style-name="ce3">
            <text:p>1.152</text:p>
          </table:table-cell>
          <table:table-cell office:value-type="float" office:value="1.1679999999999999" table:style-name="ce3">
            <text:p>1.168</text:p>
          </table:table-cell>
          <table:table-cell office:value-type="float" office:value="1.095" table:style-name="ce3">
            <text:p>1.095</text:p>
          </table:table-cell>
          <table:table-cell office:value-type="float" office:value="1.129" table:style-name="ce3">
            <text:p>1.129</text:p>
          </table:table-cell>
          <table:table-cell office:value-type="float" office:value="1.0590000000000002" table:style-name="ce3">
            <text:p>1.059</text:p>
          </table:table-cell>
          <table:table-cell office:value-type="float" office:value="0.96" table:style-name="ce3">
            <text:p>0.96</text:p>
          </table:table-cell>
          <table:table-cell office:value-type="float" office:value="0.95200000000000007" table:style-name="ce3">
            <text:p>0.952</text:p>
          </table:table-cell>
          <table:table-cell office:value-type="float" office:value="0.92" table:style-name="ce3">
            <text:p>0.92</text:p>
          </table:table-cell>
          <table:table-cell office:value-type="float" office:value="0.96700000000000008" table:style-name="ce3">
            <text:p>0.967</text:p>
          </table:table-cell>
          <table:table-cell office:value-type="float" office:value="0.91099999999999992" table:style-name="ce3">
            <text:p>0.911</text:p>
          </table:table-cell>
          <table:table-cell office:value-type="float" office:value="1.042" table:style-name="ce3">
            <text:p>1.042</text:p>
          </table:table-cell>
          <table:table-cell office:value-type="float" office:value="0.97199999999999998" table:style-name="ce3">
            <text:p>0.972</text:p>
          </table:table-cell>
          <table:table-cell office:value-type="float" office:value="0.9" table:style-name="ce3">
            <text:p>0.9</text:p>
          </table:table-cell>
          <table:table-cell office:value-type="float" office:value="0.78599999999999992" table:style-name="ce3">
            <text:p>0.786</text:p>
          </table:table-cell>
          <table:table-cell office:value-type="float" office:value="0.77800000000000002" table:style-name="ce3">
            <text:p>0.77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188" table:style-name="ce3">
            <text:p>0.188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24299999999999999" table:style-name="ce3">
            <text:p>0.243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600000000000003" table:style-name="ce3">
            <text:p>0.286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26300000000000001" table:style-name="ce3">
            <text:p>0.263</text:p>
          </table:table-cell>
          <table:table-cell office:value-type="float" office:value="0.26300000000000001" table:style-name="ce3">
            <text:p>0.263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28699999999999998" table:style-name="ce3">
            <text:p>0.287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48" table:style-name="ce3">
            <text:p>0.248</text:p>
          </table:table-cell>
          <table:table-cell office:value-type="float" office:value="0.23199999999999998" table:style-name="ce3">
            <text:p>0.232</text:p>
          </table:table-cell>
          <table:table-cell office:value-type="float" office:value="0.20800000000000002" table:style-name="ce3">
            <text:p>0.20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129" table:style-name="ce3">
            <text:p>0.129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6899999999999998" table:style-name="ce3">
            <text:p>0.169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7800000000000002" table:style-name="ce3">
            <text:p>0.178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85" table:style-name="ce3">
            <text:p>0.185</text:p>
          </table:table-cell>
          <table:table-cell office:value-type="float" office:value="0.185" table:style-name="ce3">
            <text:p>0.185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53" table:style-name="ce3">
            <text:p>0.15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29" table:style-name="ce3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2E-2" table:style-name="ce3">
            <text:p>0.012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0.01" table:style-name="ce3">
            <text:p>0.01</text:p>
          </table:table-cell>
          <table:table-cell office:value-type="float" office:value="1.2E-2" table:style-name="ce3">
            <text:p>0.012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2E-2" table:style-name="ce3">
            <text:p>0.012</text:p>
          </table:table-cell>
          <table:table-cell office:value-type="float" office:value="0.02" table:style-name="ce3">
            <text:p>0.02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2.3E-2" table:style-name="ce3">
            <text:p>0.023</text:p>
          </table:table-cell>
          <table:table-cell office:value-type="float" office:value="0.04" table:style-name="ce3">
            <text:p>0.04</text:p>
          </table:table-cell>
          <table:table-cell office:value-type="float" office:value="1.8000000000000002E-2" table:style-name="ce3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" table:style-name="ce3">
            <text:p>0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02" table:style-name="ce3">
            <text:p>0.02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1.2E-2" table:style-name="ce3">
            <text:p>0.012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0.06" table:style-name="ce3">
            <text:p>0.0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7E-2" table:style-name="ce3">
            <text:p>0.047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7.8E-2" table:style-name="ce3">
            <text:p>0.078</text:p>
          </table:table-cell>
          <table:table-cell office:value-type="float" office:value="0.106" table:style-name="ce3">
            <text:p>0.106</text:p>
          </table:table-cell>
          <table:table-cell office:value-type="float" office:value="0.106" table:style-name="ce3">
            <text:p>0.106</text:p>
          </table:table-cell>
          <table:table-cell office:value-type="float" office:value="0.107" table:style-name="ce3">
            <text:p>0.107</text:p>
          </table:table-cell>
          <table:table-cell office:value-type="float" office:value="9.3000000000000013E-2" table:style-name="ce3">
            <text:p>0.093</text:p>
          </table:table-cell>
          <table:table-cell office:value-type="float" office:value="9.3000000000000013E-2" table:style-name="ce3">
            <text:p>0.093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0.115" table:style-name="ce3">
            <text:p>0.115</text:p>
          </table:table-cell>
          <table:table-cell office:value-type="float" office:value="0.127" table:style-name="ce3">
            <text:p>0.127</text:p>
          </table:table-cell>
          <table:table-cell office:value-type="float" office:value="0.126" table:style-name="ce3">
            <text:p>0.126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8.199999999999999E-2" table:style-name="ce3">
            <text:p>0.082</text:p>
          </table:table-cell>
          <table:table-cell office:value-type="float" office:value="7.9000000000000001E-2" table:style-name="ce3">
            <text:p>0.079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4999999999999997E-2" table:style-name="ce3">
            <text:p>0.075</text:p>
          </table:table-cell>
          <table:table-cell office:value-type="float" office:value="1.6E-2" table:style-name="ce3">
            <text:p>0.016</text:p>
          </table:table-cell>
          <table:table-cell office:value-type="float" office:value="0.105" table:style-name="ce3">
            <text:p>0.105</text:p>
          </table:table-cell>
          <table:table-cell office:value-type="float" office:value="0.12" table:style-name="ce3">
            <text:p>0.12</text:p>
          </table:table-cell>
          <table:table-cell office:value-type="float" office:value="0.13200000000000001" table:style-name="ce3">
            <text:p>0.132</text:p>
          </table:table-cell>
          <table:table-cell office:value-type="float" office:value="0.13800000000000001" table:style-name="ce3">
            <text:p>0.138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3699999999999998" table:style-name="ce3">
            <text:p>0.137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28" table:style-name="ce3">
            <text:p>0.128</text:p>
          </table:table-cell>
          <table:table-cell office:value-type="float" office:value="0.122" table:style-name="ce3">
            <text:p>0.122</text:p>
          </table:table-cell>
          <table:table-cell office:value-type="float" office:value="0.113" table:style-name="ce3">
            <text:p>0.113</text:p>
          </table:table-cell>
          <table:table-cell office:value-type="float" office:value="0.113" table:style-name="ce3">
            <text:p>0.113</text:p>
          </table:table-cell>
          <table:table-cell office:value-type="float" office:value="0.111" table:style-name="ce3">
            <text:p>0.111</text:p>
          </table:table-cell>
          <table:table-cell office:value-type="float" office:value="9.9000000000000005E-2" table:style-name="ce3">
            <text:p>0.099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8.8000000000000009E-2" table:style-name="ce3">
            <text:p>0.088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6.2E-2" table:style-name="ce3">
            <text:p>0.06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7.0999999999999994E-2" table:style-name="ce3">
            <text:p>0.071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8E-2" table:style-name="ce3">
            <text:p>0.078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2999999999999995E-2" table:style-name="ce3">
            <text:p>0.073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9000000000000006E-2" table:style-name="ce3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03" table:style-name="ce3">
            <text:p>0.03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0.03" table:style-name="ce3">
            <text:p>0.0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0.05" table:style-name="ce3">
            <text:p>0.05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0.05" table:style-name="ce3">
            <text:p>0.0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E-2" table:style-name="ce3">
            <text:p>0.055</text:p>
          </table:table-cell>
          <table:table-cell office:value-type="float" office:value="5.5E-2" table:style-name="ce3">
            <text:p>0.055</text:p>
          </table:table-cell>
          <table:table-cell office:value-type="float" office:value="4.7E-2" table:style-name="ce3">
            <text:p>0.047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3.4000000000000002E-2" table:style-name="ce3">
            <text:p>0.034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52100000000000002" table:style-name="ce3">
            <text:p>0.521</text:p>
          </table:table-cell>
          <table:table-cell office:value-type="float" office:value="0.53900000000000003" table:style-name="ce3">
            <text:p>0.539</text:p>
          </table:table-cell>
          <table:table-cell office:value-type="float" office:value="0.53299999999999992" table:style-name="ce3">
            <text:p>0.533</text:p>
          </table:table-cell>
          <table:table-cell office:value-type="float" office:value="0.53700000000000003" table:style-name="ce3">
            <text:p>0.537</text:p>
          </table:table-cell>
          <table:table-cell office:value-type="float" office:value="0.52800000000000002" table:style-name="ce3">
            <text:p>0.528</text:p>
          </table:table-cell>
          <table:table-cell office:value-type="float" office:value="0.48700000000000004" table:style-name="ce3">
            <text:p>0.487</text:p>
          </table:table-cell>
          <table:table-cell office:value-type="float" office:value="0.45700000000000002" table:style-name="ce3">
            <text:p>0.457</text:p>
          </table:table-cell>
          <table:table-cell office:value-type="float" office:value="0.45399999999999996" table:style-name="ce3">
            <text:p>0.454</text:p>
          </table:table-cell>
          <table:table-cell office:value-type="float" office:value="0.47399999999999998" table:style-name="ce3">
            <text:p>0.474</text:p>
          </table:table-cell>
          <table:table-cell office:value-type="float" office:value="0.45899999999999996" table:style-name="ce3">
            <text:p>0.459</text:p>
          </table:table-cell>
          <table:table-cell office:value-type="float" office:value="0.39" table:style-name="ce3">
            <text:p>0.39</text:p>
          </table:table-cell>
          <table:table-cell office:value-type="float" office:value="0.34499999999999997" table:style-name="ce3">
            <text:p>0.345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5499999999999998" table:style-name="ce3">
            <text:p>0.355</text:p>
          </table:table-cell>
          <table:table-cell office:value-type="float" office:value="0.35700000000000004" table:style-name="ce3">
            <text:p>0.357</text:p>
          </table:table-cell>
          <table:table-cell office:value-type="float" office:value="0.31" table:style-name="ce3">
            <text:p>0.31</text:p>
          </table:table-cell>
          <table:table-cell office:value-type="float" office:value="0.26100000000000001" table:style-name="ce3">
            <text:p>0.261</text:p>
          </table:table-cell>
          <table:table-cell office:value-type="float" office:value="0.29399999999999998" table:style-name="ce3">
            <text:p>0.294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36200000000000004" table:style-name="ce3">
            <text:p>0.362</text:p>
          </table:table-cell>
          <table:table-cell office:value-type="float" office:value="0.28899999999999998" table:style-name="ce3">
            <text:p>0.289</text:p>
          </table:table-cell>
          <table:table-cell office:value-type="float" office:value="0.22500000000000001" table:style-name="ce3">
            <text:p>0.225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4.0999999999999995E-2" table:style-name="ce3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0" table:style-name="ce3">
            <text:p>0</text:p>
          </table:table-cell>
          <table:table-cell office:value-type="float" office:value="-1E-3" table:style-name="ce3">
            <text:p>-0.001</text:p>
          </table:table-cell>
          <table:table-cell office:value-type="float" office:value="1E-3" table:style-name="ce3">
            <text:p>0.001</text:p>
          </table:table-cell>
          <table:table-cell office:value-type="float" office:value="-1E-3" table:style-name="ce3">
            <text:p>-0.00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E-3" table:style-name="ce3">
            <text:p>0.00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-2E-3" table:style-name="ce3">
            <text:p>-0.002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-1E-3" table:style-name="ce3">
            <text:p>-0.00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55" table:style-name="ce3">
            <text:p>0.155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22500000000000001" table:style-name="ce3">
            <text:p>0.225</text:p>
          </table:table-cell>
          <table:table-cell office:value-type="float" office:value="0.23" table:style-name="ce3">
            <text:p>0.23</text:p>
          </table:table-cell>
          <table:table-cell office:value-type="float" office:value="0.22800000000000001" table:style-name="ce3">
            <text:p>0.228</text:p>
          </table:table-cell>
          <table:table-cell office:value-type="float" office:value="0.24" table:style-name="ce3">
            <text:p>0.24</text:p>
          </table:table-cell>
          <table:table-cell office:value-type="float" office:value="0.247" table:style-name="ce3">
            <text:p>0.247</text:p>
          </table:table-cell>
          <table:table-cell office:value-type="float" office:value="0.24100000000000002" table:style-name="ce3">
            <text:p>0.241</text:p>
          </table:table-cell>
          <table:table-cell office:value-type="float" office:value="0.22899999999999998" table:style-name="ce3">
            <text:p>0.229</text:p>
          </table:table-cell>
          <table:table-cell office:value-type="float" office:value="0.23100000000000001" table:style-name="ce3">
            <text:p>0.231</text:p>
          </table:table-cell>
          <table:table-cell office:value-type="float" office:value="0.222" table:style-name="ce3">
            <text:p>0.222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" table:style-name="ce3">
            <text:p>0.2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4599999999999999" table:style-name="ce3">
            <text:p>0.146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0.04" table:style-name="ce3">
            <text:p>0.04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5E-2" table:style-name="ce3">
            <text:p>0.055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6.3E-2" table:style-name="ce3">
            <text:p>0.063</text:p>
          </table:table-cell>
          <table:table-cell office:value-type="float" office:value="6.3E-2" table:style-name="ce3">
            <text:p>0.063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5E-2" table:style-name="ce3">
            <text:p>0.055</text:p>
          </table:table-cell>
          <table:table-cell office:value-type="float" office:value="0.05" table:style-name="ce3">
            <text:p>0.05</text:p>
          </table:table-cell>
          <table:table-cell office:value-type="float" office:value="4.5999999999999999E-2" table:style-name="ce3">
            <text:p>0.046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4000000000000002E-2" table:style-name="ce3">
            <text:p>0.034</text:p>
          </table:table-cell>
          <table:table-cell table:number-columns-repeated="16359"/>
        </table:table-row>
        <table:table-row table:number-rows-repeated="9" table:style-name="ro1">
          <table:table-cell table:style-name="ce2"/>
          <table:table-cell table:number-columns-repeated="16383" table:style-name="ce3"/>
        </table:table-row>
        <table:table-row table:number-rows-repeated="54" table:style-name="ro1">
          <table:table-cell table:style-name="ce2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4" table:default-cell-style-name="ce3"/>
        <table:table-column table:style-name="co3" table:default-cell-style-name="ce3"/>
        <table:table-column table:style-name="co1" table:number-columns-repeated="16379" table:default-cell-style-name="ce3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01" table:style-name="ce3">
            <text:p>1.01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32" table:style-name="ce3">
            <text:p>1.032</text:p>
          </table:table-cell>
          <table:table-cell office:value-type="float" office:value="1.034" table:style-name="ce3">
            <text:p>1.034</text:p>
          </table:table-cell>
          <table:table-cell office:value-type="float" office:value="1.034" table:style-name="ce3">
            <text:p>1.034</text:p>
          </table:table-cell>
          <table:table-cell office:value-type="float" office:value="1.0270000000000001" table:style-name="ce3">
            <text:p>1.027</text:p>
          </table:table-cell>
          <table:table-cell office:value-type="float" office:value="1.0209999999999999" table:style-name="ce3">
            <text:p>1.021</text:p>
          </table:table-cell>
          <table:table-cell office:value-type="float" office:value="0.99199999999999999" table:style-name="ce3">
            <text:p>0.992</text:p>
          </table:table-cell>
          <table:table-cell office:value-type="float" office:value="0.96099999999999997" table:style-name="ce3">
            <text:p>0.961</text:p>
          </table:table-cell>
          <table:table-cell office:value-type="float" office:value="0.96299999999999997" table:style-name="ce3">
            <text:p>0.963</text:p>
          </table:table-cell>
          <table:table-cell office:value-type="float" office:value="0.95700000000000007" table:style-name="ce3">
            <text:p>0.957</text:p>
          </table:table-cell>
          <table:table-cell office:value-type="float" office:value="0.96099999999999997" table:style-name="ce3">
            <text:p>0.961</text:p>
          </table:table-cell>
          <table:table-cell office:value-type="float" office:value="0.95799999999999996" table:style-name="ce3">
            <text:p>0.958</text:p>
          </table:table-cell>
          <table:table-cell office:value-type="float" office:value="0.97" table:style-name="ce3">
            <text:p>0.97</text:p>
          </table:table-cell>
          <table:table-cell office:value-type="float" office:value="0.96900000000000008" table:style-name="ce3">
            <text:p>0.969</text:p>
          </table:table-cell>
          <table:table-cell office:value-type="float" office:value="0.97699999999999998" table:style-name="ce3">
            <text:p>0.977</text:p>
          </table:table-cell>
          <table:table-cell office:value-type="float" office:value="0.97900000000000009" table:style-name="ce3">
            <text:p>0.979</text:p>
          </table:table-cell>
          <table:table-cell office:value-type="float" office:value="0.98299999999999998" table:style-name="ce3">
            <text:p>0.98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0.95900000000000007" table:style-name="ce3">
            <text:p>0.959</text:p>
          </table:table-cell>
          <table:table-cell office:value-type="float" office:value="0.97400000000000009" table:style-name="ce3">
            <text:p>0.974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95" table:style-name="ce3">
            <text:p>0.995</text:p>
          </table:table-cell>
          <table:table-cell office:value-type="float" office:value="0.99900000000000011" table:style-name="ce3">
            <text:p>0.999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0.96200000000000008" table:style-name="ce3">
            <text:p>-0.962</text:p>
          </table:table-cell>
          <table:table-cell office:value-type="float" office:value="-0.81299999999999994" table:style-name="ce3">
            <text:p>-0.813</text:p>
          </table:table-cell>
          <table:table-cell office:value-type="float" office:value="-0.80500000000000005" table:style-name="ce3">
            <text:p>-0.805</text:p>
          </table:table-cell>
          <table:table-cell office:value-type="float" office:value="-0.82700000000000007" table:style-name="ce3">
            <text:p>-0.827</text:p>
          </table:table-cell>
          <table:table-cell office:value-type="float" office:value="-0.73799999999999999" table:style-name="ce3">
            <text:p>-0.738</text:p>
          </table:table-cell>
          <table:table-cell office:value-type="float" office:value="-0.86299999999999999" table:style-name="ce3">
            <text:p>-0.863</text:p>
          </table:table-cell>
          <table:table-cell office:value-type="float" office:value="-0.76800000000000002" table:style-name="ce3">
            <text:p>-0.768</text:p>
          </table:table-cell>
          <table:table-cell office:value-type="float" office:value="-0.68700000000000006" table:style-name="ce3">
            <text:p>-0.687</text:p>
          </table:table-cell>
          <table:table-cell office:value-type="float" office:value="-0.53900000000000003" table:style-name="ce3">
            <text:p>-0.539</text:p>
          </table:table-cell>
          <table:table-cell office:value-type="float" office:value="-0.44" table:style-name="ce3">
            <text:p>-0.44</text:p>
          </table:table-cell>
          <table:table-cell office:value-type="float" office:value="-0.68099999999999994" table:style-name="ce3">
            <text:p>-0.681</text:p>
          </table:table-cell>
          <table:table-cell office:value-type="float" office:value="-0.55200000000000005" table:style-name="ce3">
            <text:p>-0.552</text:p>
          </table:table-cell>
          <table:table-cell office:value-type="float" office:value="-0.58099999999999996" table:style-name="ce3">
            <text:p>-0.581</text:p>
          </table:table-cell>
          <table:table-cell office:value-type="float" office:value="-0.59899999999999998" table:style-name="ce3">
            <text:p>-0.599</text:p>
          </table:table-cell>
          <table:table-cell office:value-type="float" office:value="-0.58200000000000007" table:style-name="ce3">
            <text:p>-0.582</text:p>
          </table:table-cell>
          <table:table-cell office:value-type="float" office:value="-0.57600000000000007" table:style-name="ce3">
            <text:p>-0.576</text:p>
          </table:table-cell>
          <table:table-cell office:value-type="float" office:value="-0.52700000000000002" table:style-name="ce3">
            <text:p>-0.527</text:p>
          </table:table-cell>
          <table:table-cell office:value-type="float" office:value="-0.53600000000000003" table:style-name="ce3">
            <text:p>-0.536</text:p>
          </table:table-cell>
          <table:table-cell office:value-type="float" office:value="-0.53299999999999992" table:style-name="ce3">
            <text:p>-0.533</text:p>
          </table:table-cell>
          <table:table-cell office:value-type="float" office:value="-0.54500000000000004" table:style-name="ce3">
            <text:p>-0.545</text:p>
          </table:table-cell>
          <table:table-cell office:value-type="float" office:value="-0.51900000000000002" table:style-name="ce3">
            <text:p>-0.519</text:p>
          </table:table-cell>
          <table:table-cell office:value-type="float" office:value="-0.60599999999999998" table:style-name="ce3">
            <text:p>-0.606</text:p>
          </table:table-cell>
          <table:table-cell office:value-type="float" office:value="-0.66599999999999993" table:style-name="ce3">
            <text:p>-0.666</text:p>
          </table:table-cell>
          <table:table-cell office:value-type="float" office:value="-0.6409999999999999" table:style-name="ce3">
            <text:p>-0.641</text:p>
          </table:table-cell>
          <table:table-cell table:number-columns-repeated="1635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41799999999999998" table:style-name="ce3">
            <text:p>0.418</text:p>
          </table:table-cell>
          <table:table-cell office:value-type="float" office:value="0.34600000000000003" table:style-name="ce3">
            <text:p>0.346</text:p>
          </table:table-cell>
          <table:table-cell office:value-type="float" office:value="0.38299999999999995" table:style-name="ce3">
            <text:p>0.383</text:p>
          </table:table-cell>
          <table:table-cell office:value-type="float" office:value="0.40200000000000002" table:style-name="ce3">
            <text:p>0.402</text:p>
          </table:table-cell>
          <table:table-cell office:value-type="float" office:value="0.36200000000000004" table:style-name="ce3">
            <text:p>0.362</text:p>
          </table:table-cell>
          <table:table-cell office:value-type="float" office:value="0.46399999999999997" table:style-name="ce3">
            <text:p>0.464</text:p>
          </table:table-cell>
          <table:table-cell office:value-type="float" office:value="0.46399999999999997" table:style-name="ce3">
            <text:p>0.464</text:p>
          </table:table-cell>
          <table:table-cell office:value-type="float" office:value="0.41799999999999998" table:style-name="ce3">
            <text:p>0.418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187" table:style-name="ce3">
            <text:p>0.18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55" table:style-name="ce3">
            <text:p>0.155</text:p>
          </table:table-cell>
          <table:table-cell office:value-type="float" office:value="7.8E-2" table:style-name="ce3">
            <text:p>0.078</text:p>
          </table:table-cell>
          <table:table-cell office:value-type="float" office:value="6.2E-2" table:style-name="ce3">
            <text:p>0.062</text:p>
          </table:table-cell>
          <table:table-cell office:value-type="float" office:value="6.2E-2" table:style-name="ce3">
            <text:p>0.062</text:p>
          </table:table-cell>
          <table:table-cell office:value-type="float" office:value="0.04" table:style-name="ce3">
            <text:p>0.04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-4.2999999999999997E-2" table:style-name="ce3">
            <text:p>-0.043</text:p>
          </table:table-cell>
          <table:table-cell office:value-type="float" office:value="0.182" table:style-name="ce3">
            <text:p>0.182</text:p>
          </table:table-cell>
          <table:table-cell office:value-type="float" office:value="2.4E-2" table:style-name="ce3">
            <text:p>0.024</text:p>
          </table:table-cell>
          <table:table-cell office:value-type="float" office:value="0.22" table:style-name="ce3">
            <text:p>0.22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27899999999999997" table:style-name="ce3">
            <text:p>0.279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0.03" table:style-name="ce3">
            <text:p>0.0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7E-2" table:style-name="ce3">
            <text:p>0.047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0.06" table:style-name="ce3">
            <text:p>0.0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5E-2" table:style-name="ce3">
            <text:p>0.055</text:p>
          </table:table-cell>
          <table:table-cell office:value-type="float" office:value="3.9E-2" table:style-name="ce3">
            <text:p>0.039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.06" table:style-name="ce3">
            <text:p>0.06</text:p>
          </table:table-cell>
          <table:table-cell office:value-type="float" office:value="0.05" table:style-name="ce3">
            <text:p>0.05</text:p>
          </table:table-cell>
          <table:table-cell office:value-type="float" office:value="4.7E-2" table:style-name="ce3">
            <text:p>0.047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3.9E-2" table:style-name="ce3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6.3E-2" table:style-name="ce3">
            <text:p>0.063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0.06" table:style-name="ce3">
            <text:p>0.0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5.5E-2" table:style-name="ce3">
            <text:p>0.05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9E-2" table:style-name="ce3">
            <text:p>0.039</text:p>
          </table:table-cell>
          <table:table-cell office:value-type="float" office:value="3.5000000000000003E-2" table:style-name="ce3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0.02" table:style-name="ce3">
            <text:p>-0.02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2.2000000000000002E-2" table:style-name="ce3">
            <text:p>-0.022</text:p>
          </table:table-cell>
          <table:table-cell office:value-type="float" office:value="-2.4E-2" table:style-name="ce3">
            <text:p>-0.024</text:p>
          </table:table-cell>
          <table:table-cell office:value-type="float" office:value="-2.3E-2" table:style-name="ce3">
            <text:p>-0.023</text:p>
          </table:table-cell>
          <table:table-cell office:value-type="float" office:value="-2.4E-2" table:style-name="ce3">
            <text:p>-0.024</text:p>
          </table:table-cell>
          <table:table-cell office:value-type="float" office:value="-1.9E-2" table:style-name="ce3">
            <text:p>-0.019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8.0000000000000002E-3" table:style-name="ce3">
            <text:p>-0.008</text:p>
          </table:table-cell>
          <table:table-cell office:value-type="float" office:value="-0.01" table:style-name="ce3">
            <text:p>-0.01</text:p>
          </table:table-cell>
          <table:table-cell office:value-type="float" office:value="-1.1000000000000001E-2" table:style-name="ce3">
            <text:p>-0.01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2E-3" table:style-name="ce3">
            <text:p>-0.002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2E-2" table:style-name="ce3">
            <text:p>-0.012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5" table:style-name="ce2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0.7" table:style-name="ce3">
            <text:p>-0.7</text:p>
          </table:table-cell>
          <table:table-cell office:value-type="float" office:value="-0.82" table:style-name="ce3">
            <text:p>-0.82</text:p>
          </table:table-cell>
          <table:table-cell office:value-type="float" office:value="-0.81799999999999995" table:style-name="ce3">
            <text:p>-0.818</text:p>
          </table:table-cell>
          <table:table-cell office:value-type="float" office:value="-0.80900000000000005" table:style-name="ce3">
            <text:p>-0.809</text:p>
          </table:table-cell>
          <table:table-cell office:value-type="float" office:value="-0.81200000000000006" table:style-name="ce3">
            <text:p>-0.812</text:p>
          </table:table-cell>
          <table:table-cell office:value-type="float" office:value="-0.78799999999999992" table:style-name="ce3">
            <text:p>-0.788</text:p>
          </table:table-cell>
          <table:table-cell office:value-type="float" office:value="-0.71900000000000008" table:style-name="ce3">
            <text:p>-0.719</text:p>
          </table:table-cell>
          <table:table-cell office:value-type="float" office:value="-0.49" table:style-name="ce3">
            <text:p>-0.49</text:p>
          </table:table-cell>
          <table:table-cell office:value-type="float" office:value="-0.33" table:style-name="ce3">
            <text:p>-0.33</text:p>
          </table:table-cell>
          <table:table-cell office:value-type="float" office:value="-0.14800000000000002" table:style-name="ce3">
            <text:p>-0.148</text:p>
          </table:table-cell>
          <table:table-cell office:value-type="float" office:value="-0.41700000000000004" table:style-name="ce3">
            <text:p>-0.417</text:p>
          </table:table-cell>
          <table:table-cell office:value-type="float" office:value="-0.374" table:style-name="ce3">
            <text:p>-0.374</text:p>
          </table:table-cell>
          <table:table-cell office:value-type="float" office:value="-0.377" table:style-name="ce3">
            <text:p>-0.377</text:p>
          </table:table-cell>
          <table:table-cell office:value-type="float" office:value="-0.38600000000000001" table:style-name="ce3">
            <text:p>-0.386</text:p>
          </table:table-cell>
          <table:table-cell office:value-type="float" office:value="-0.442" table:style-name="ce3">
            <text:p>-0.442</text:p>
          </table:table-cell>
          <table:table-cell office:value-type="float" office:value="-0.47" table:style-name="ce3">
            <text:p>-0.47</text:p>
          </table:table-cell>
          <table:table-cell office:value-type="float" office:value="-0.46" table:style-name="ce3">
            <text:p>-0.46</text:p>
          </table:table-cell>
          <table:table-cell office:value-type="float" office:value="-0.44600000000000001" table:style-name="ce3">
            <text:p>-0.446</text:p>
          </table:table-cell>
          <table:table-cell office:value-type="float" office:value="-0.42399999999999999" table:style-name="ce3">
            <text:p>-0.424</text:p>
          </table:table-cell>
          <table:table-cell office:value-type="float" office:value="-0.34399999999999997" table:style-name="ce3">
            <text:p>-0.344</text:p>
          </table:table-cell>
          <table:table-cell office:value-type="float" office:value="-0.41899999999999998" table:style-name="ce3">
            <text:p>-0.419</text:p>
          </table:table-cell>
          <table:table-cell office:value-type="float" office:value="-0.501" table:style-name="ce3">
            <text:p>-0.501</text:p>
          </table:table-cell>
          <table:table-cell office:value-type="float" office:value="-0.498" table:style-name="ce3">
            <text:p>-0.498</text:p>
          </table:table-cell>
          <table:table-cell office:value-type="float" office:value="-0.61399999999999999" table:style-name="ce3">
            <text:p>-0.614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03" table:style-name="ce3">
            <text:p>0.03</text:p>
          </table:table-cell>
          <table:table-cell office:value-type="float" office:value="0.03" table:style-name="ce3">
            <text:p>0.03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2.4E-2" table:style-name="ce3">
            <text:p>0.024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0.05" table:style-name="ce3">
            <text:p>0.0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E-2" table:style-name="ce3">
            <text:p>0.055</text:p>
          </table:table-cell>
          <table:table-cell office:value-type="float" office:value="0.05" table:style-name="ce3">
            <text:p>0.05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0.04" table:style-name="ce3">
            <text:p>0.04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1E-2" table:style-name="ce3">
            <text:p>0.031</text:p>
          </table:table-cell>
          <table:table-cell office:value-type="float" office:value="2.7999999999999997E-2" table:style-name="ce3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.2E-2" table:style-name="ce3">
            <text:p>0.012</text:p>
          </table:table-cell>
          <table:table-cell office:value-type="float" office:value="0.01" table:style-name="ce3">
            <text:p>0.01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0.01" table:style-name="ce3">
            <text:p>0.01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2E-3" table:style-name="ce3">
            <text:p>-0.002</text:p>
          </table:table-cell>
          <table:table-cell office:value-type="float" office:value="-1E-3" table:style-name="ce3">
            <text:p>-0.001</text:p>
          </table:table-cell>
          <table:table-cell office:value-type="float" office:value="-1E-3" table:style-name="ce3">
            <text:p>-0.001</text:p>
          </table:table-cell>
          <table:table-cell office:value-type="float" office:value="-2E-3" table:style-name="ce3">
            <text:p>-0.002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6E-2" table:style-name="ce3">
            <text:p>0.01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1.6E-2" table:style-name="ce3">
            <text:p>0.016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02" table:style-name="ce3">
            <text:p>0.02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E-3" table:style-name="ce3">
            <text:p>0.00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2E-3" table:style-name="ce3">
            <text:p>0.00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2E-3" table:style-name="ce3">
            <text:p>0.002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1E-3" table:style-name="ce3">
            <text:p>0.001</text:p>
          </table:table-cell>
          <table:table-cell office:value-type="float" office:value="-1E-3" table:style-name="ce3">
            <text:p>-0.001</text:p>
          </table:table-cell>
          <table:table-cell office:value-type="float" office:value="-2E-3" table:style-name="ce3">
            <text:p>-0.002</text:p>
          </table:table-cell>
          <table:table-cell office:value-type="float" office:value="0" table:style-name="ce3">
            <text:p>0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0" table:style-name="ce3">
            <text:p>0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1E-3" table:style-name="ce3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.3E-2" table:style-name="ce3">
            <text:p>0.023</text:p>
          </table:table-cell>
          <table:table-cell office:value-type="float" office:value="0" table:style-name="ce3">
            <text:p>0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0" table:style-name="ce3">
            <text:p>0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0.03" table:style-name="ce3">
            <text:p>0.0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7E-2" table:style-name="ce3">
            <text:p>0.047</text:p>
          </table:table-cell>
          <table:table-cell office:value-type="float" office:value="0.04" table:style-name="ce3">
            <text:p>0.04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0.04" table:style-name="ce3">
            <text:p>0.04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0.02" table:style-name="ce3">
            <text:p>0.02</text:p>
          </table:table-cell>
          <table:table-cell office:value-type="float" office:value="6.0000000000000001E-3" table:style-name="ce3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2E-2" table:style-name="ce3">
            <text:p>0.012</text:p>
          </table:table-cell>
          <table:table-cell office:value-type="float" office:value="1.2E-2" table:style-name="ce3">
            <text:p>0.01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0.02" table:style-name="ce3">
            <text:p>0.02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1E-2" table:style-name="ce3">
            <text:p>0.031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1E-2" table:style-name="ce3">
            <text:p>0.031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0.02" table:style-name="ce3">
            <text:p>0.02</text:p>
          </table:table-cell>
          <table:table-cell office:value-type="float" office:value="1.9E-2" table:style-name="ce3">
            <text:p>0.019</text:p>
          </table:table-cell>
          <table:table-cell office:value-type="float" office:value="1.6E-2" table:style-name="ce3">
            <text:p>0.016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6E-2" table:style-name="ce3">
            <text:p>0.016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0.01" table:style-name="ce3">
            <text:p>0.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6E-2" table:style-name="ce3">
            <text:p>0.016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2E-2" table:style-name="ce3">
            <text:p>0.012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0.04" table:style-name="ce3">
            <text:p>-0.04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7.0199999999999999E-2" table:style-name="ce3">
            <text:p>-0.0702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5000000000000003E-2" table:style-name="ce3">
            <text:p>-0.035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0.04" table:style-name="ce3">
            <text:p>-0.04</text:p>
          </table:table-cell>
          <table:table-cell office:value-type="float" office:value="-0.04" table:style-name="ce3">
            <text:p>-0.04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0999999999999995E-2" table:style-name="ce3">
            <text:p>-0.041</text:p>
          </table:table-cell>
          <table:table-cell office:value-type="float" office:value="-4.0999999999999995E-2" table:style-name="ce3">
            <text:p>-0.041</text:p>
          </table:table-cell>
          <table:table-cell office:value-type="float" office:value="-4.2999999999999997E-2" table:style-name="ce3">
            <text:p>-0.043</text:p>
          </table:table-cell>
          <table:table-cell office:value-type="float" office:value="-4.4000000000000004E-2" table:style-name="ce3">
            <text:p>-0.044</text:p>
          </table:table-cell>
          <table:table-cell office:value-type="float" office:value="-4.4000000000000004E-2" table:style-name="ce3">
            <text:p>-0.044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5900000000000001" table:style-name="ce3">
            <text:p>-0.259</text:p>
          </table:table-cell>
          <table:table-cell office:value-type="float" office:value="-0.25900000000000001" table:style-name="ce3">
            <text:p>-0.259</text:p>
          </table:table-cell>
          <table:table-cell office:value-type="float" office:value="-0.253" table:style-name="ce3">
            <text:p>-0.253</text:p>
          </table:table-cell>
          <table:table-cell office:value-type="float" office:value="-0.24399999999999999" table:style-name="ce3">
            <text:p>-0.244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7.8E-2" table:style-name="ce3">
            <text:p>-0.078</text:p>
          </table:table-cell>
          <table:table-cell office:value-type="float" office:value="-4.8000000000000001E-2" table:style-name="ce3">
            <text:p>-0.048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2" table:style-name="ce3">
            <text:p>0.12</text:p>
          </table:table-cell>
          <table:table-cell office:value-type="float" office:value="0.115" table:style-name="ce3">
            <text:p>0.115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3400000000000001" table:style-name="ce3">
            <text:p>0.134</text:p>
          </table:table-cell>
          <table:table-cell office:value-type="float" office:value="0.13500000000000001" table:style-name="ce3">
            <text:p>0.135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1E-2" table:style-name="ce3">
            <text:p>0.031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1E-2" table:style-name="ce3">
            <text:p>0.031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0.11800000000000001" table:style-name="ce3">
            <text:p>0.118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" table:style-name="ce3">
            <text:p>0</text:p>
          </table:table-cell>
          <table:table-cell office:value-type="float" office:value="-2.3E-2" table:style-name="ce3">
            <text:p>-0.023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0.02" table:style-name="ce3">
            <text:p>-0.02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6E-2" table:style-name="ce3">
            <text:p>-0.016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2E-2" table:style-name="ce3">
            <text:p>-0.012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6E-2" table:style-name="ce3">
            <text:p>-0.016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8000000000000002E-2" table:style-name="ce3">
            <text:p>-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9E-2" table:style-name="ce3">
            <text:p>0.019</text:p>
          </table:table-cell>
          <table:table-cell office:value-type="float" office:value="1.9E-2" table:style-name="ce3">
            <text:p>0.019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3.9E-2" table:style-name="ce3">
            <text:p>0.039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0.05" table:style-name="ce3">
            <text:p>0.05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8000000000000002E-2" table:style-name="ce3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0.02" table:style-name="ce3">
            <text:p>-0.02</text:p>
          </table:table-cell>
          <table:table-cell office:value-type="float" office:value="-0.02" table:style-name="ce3">
            <text:p>-0.02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6E-2" table:style-name="ce3">
            <text:p>-0.016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0.01" table:style-name="ce3">
            <text:p>-0.01</text:p>
          </table:table-cell>
          <table:table-cell office:value-type="float" office:value="-1.1000000000000001E-2" table:style-name="ce3">
            <text:p>-0.01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6E-2" table:style-name="ce3">
            <text:p>-0.016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4999999999999999E-2" table:style-name="ce3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3E-2" table:style-name="ce3">
            <text:p>0.023</text:p>
          </table:table-cell>
          <table:table-cell office:value-type="float" office:value="2.4E-2" table:style-name="ce3">
            <text:p>0.024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table:number-columns-repeated="16359"/>
        </table:table-row>
        <table:table-row table:number-rows-repeated="9" table:style-name="ro1">
          <table:table-cell table:style-name="ce2"/>
          <table:table-cell table:number-columns-repeated="16383" table:style-name="ce3"/>
        </table:table-row>
        <table:table-row table:number-rows-repeated="54" table:style-name="ro1">
          <table:table-cell table:style-name="ce2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/>
        </table:table-row>
        <table:table-row table:style-name="ro1">
          <table:table-cell table:style-name="ce3" office:value="1.0" office:value-type="float"/>
          <table:table-cell table:style-name="ce3" office:value="2.0" office:value-type="float"/>
          <table:table-cell table:style-name="ce3" office:value="3.0" office:value-type="float"/>
          <table:table-cell/>
        </table:table-row>
        <table:table-row table:style-name="ro1">
          <table:table-cell table:style-name="ce3" office:value="2.0" office:value-type="float"/>
          <table:table-cell table:style-name="ce3" office:value="4.0" office:value-type="float"/>
          <table:table-cell table:style-name="ce3" office:value="6.0" office:value-type="float"/>
          <table:table-cell/>
        </table:table-row>
        <table:table-row table:style-name="ro1">
          <table:table-cell table:style-name="ce3" office:value="3.0" office:value-type="float"/>
          <table:table-cell table:style-name="ce3" office:value="4.0" office:value-type="float"/>
          <table:table-cell table:style-name="ce3" office:value="8.0" office:value-type="float"/>
          <table:table-cell/>
        </table:table-row>
        <table:table-row table:style-name="ro1">
          <table:table-cell table:style-name="ce3" office:value="4.0" office:value-type="float"/>
          <table:table-cell table:style-name="ce3" office:value="5.0" office:value-type="float"/>
          <table:table-cell table:style-name="ce3" office:value="6.0" office:value-type="float"/>
          <table:table-cell/>
        </table:table-row>
        <table:table-row table:style-name="ro1">
          <table:table-cell table:style-name="ce3" office:value="5.0" office:value-type="float"/>
          <table:table-cell table:style-name="ce3" office:value="5.0" office:value-type="float"/>
          <table:table-cell table:style-name="ce3" office:value="10.0" office:value-type="float"/>
          <table:table-cell/>
        </table:table-row>
        <table:table-row table:style-name="ro1">
          <table:table-cell table:style-name="ce3" office:value="6.0" office:value-type="float"/>
          <table:table-cell table:style-name="ce3" office:value="6.0" office:value-type="float"/>
          <table:table-cell table:style-name="ce3" office:value="9.0" office:value-type="float"/>
          <table:table-cell/>
        </table:table-row>
        <table:table-row table:style-name="ro1">
          <table:table-cell table:style-name="ce3" office:value="7.0" office:value-type="float"/>
          <table:table-cell table:style-name="ce3" office:value="6.0" office:value-type="float"/>
          <table:table-cell table:style-name="ce3" office:value="10.0" office:value-type="float"/>
          <table:table-cell/>
        </table:table-row>
        <table:table-row table:style-name="ro1">
          <table:table-cell table:style-name="ce3" office:value="8.0" office:value-type="float"/>
          <table:table-cell table:style-name="ce3" office:value="8.0" office:value-type="float"/>
          <table:table-cell table:style-name="ce3" office:value="9.0" office:value-type="float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 table:style-name="ce3"/>
          <table:table-cell table:style-name="ce3"/>
          <table:table-cell table:style-name="ce3"/>
          <table:table-cell/>
        </table:table-row>
        <table:table-row table:style-name="ro1">
          <table:table-cell/>
          <table:table-cell/>
          <table:table-cell/>
          <table:table-cell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6">
            <text:p>1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6">
            <text:p>2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6">
            <text:p>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6">
            <text:p>4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6">
            <text:p>5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.91949999999999998" table:style-name="ce3">
            <text:p>0.9195</text:p>
          </table:table-cell>
          <table:table-cell office:value-type="float" office:value="0.90800000000000003" table:style-name="ce3">
            <text:p>0.908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90800000000000003" table:style-name="ce3">
            <text:p>0.908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3100000000000005" table:style-name="ce3">
            <text:p>0.931</text:p>
          </table:table-cell>
          <table:table-cell office:value-type="float" office:value="0.91949999999999998" table:style-name="ce3">
            <text:p>0.9195</text:p>
          </table:table-cell>
          <table:table-cell office:value-type="float" office:value="0.91949999999999998" table:style-name="ce3">
            <text:p>0.9195</text:p>
          </table:table-cell>
          <table:table-cell table:number-columns-repeated="16358"/>
        </table:table-row>
        <table:table-row table:number-rows-repeated="8" table:style-name="ro1">
          <table:table-cell table:number-columns-repeated="2" table:style-name="ce2"/>
          <table:table-cell table:number-columns-repeated="16382" table:style-name="ce3"/>
        </table:table-row>
        <table:table-row table:number-rows-repeated="4" table:style-name="ro1">
          <table:table-cell table:number-columns-repeated="16384"/>
        </table:table-row>
        <table:table-row table:number-rows-repeated="198" table:style-name="ro1">
          <table:table-cell table:number-columns-repeated="24" table:style-name="ce2"/>
          <table:table-cell table:number-columns-repeated="16360"/>
        </table:table-row>
        <table:table-row table:number-rows-repeated="1048360" table:style-name="ro1">
          <table:table-cell table:number-columns-repeated="16384"/>
        </table:table-row>
      </table:table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http://pypi.python.org/pypi/ezodf/0.1.0$Python3.8.3 (default, May 19 2020, 06:50:17) [MSC v.1916 64 bit (AMD64)]</meta:generator>
    <dc:creator>Mohammad Iman ALIZADEH</dc:creator>
    <meta:creation-date>2022-03-07T16:12:38Z</meta:creation-date>
    <dc:date>2022-08-29T06:45:35.410234</dc:date>
    <meta:editing-cycles>119</meta:editing-cycles>
    <meta:document-statistic/>
  </office:meta>
</office:document-meta>
</file>